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ourier New" svg:font-family="'Courier New'"/>
    <style:font-face style:name="Lohit Devanagari1" svg:font-family="'Lohit Devanagari'"/>
    <style:font-face style:name="Roboto" svg:font-family="Roboto, HelveticaNeue, Arial, sans-serif"/>
    <style:font-face style:name="Verdana" svg:font-family="Verdana, sans-serif"/>
    <style:font-face style:name="urw-din" svg:font-family="urw-din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ff0000" style:text-underline-style="solid" style:text-underline-width="auto" style:text-underline-color="font-color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099c" officeooo:paragraph-rsid="0014099c" style:text-blinking="false" fo:background-color="#ffffff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eb1b" officeooo:paragraph-rsid="0014eb1b" style:text-blinking="false" fo:background-color="#ffffff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14099c"/>
    </style:style>
    <style:style style:name="P9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10" style:family="paragraph" style:parent-style-name="Text_20_body">
      <style:text-properties fo:font-weight="normal"/>
    </style:style>
    <style:style style:name="P11" style:family="paragraph" style:parent-style-name="Text_20_body">
      <style:text-properties officeooo:rsid="001b8564" officeooo:paragraph-rsid="001b8564"/>
    </style:style>
    <style:style style:name="P12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solid" style:text-underline-width="auto" style:text-underline-color="font-color" fo:font-weight="bold" style:text-blinking="false" fo:background-color="transparent"/>
    </style:style>
    <style:style style:name="P13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solid" style:text-underline-width="auto" style:text-underline-color="font-color" fo:font-weight="bold" style:text-blinking="false" fo:background-color="transparent"/>
    </style:style>
    <style:style style:name="P14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solid" style:text-underline-width="auto" style:text-underline-color="font-color" fo:font-weight="bold" style:text-blinking="false" fo:background-color="transparent"/>
    </style:style>
    <style:style style:name="P15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solid" style:text-underline-width="auto" style:text-underline-color="font-color" fo:font-weight="bold" style:text-blinking="false" fo:background-color="transparent"/>
    </style:style>
    <style:style style:name="P16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solid" style:text-underline-width="auto" style:text-underline-color="font-color" fo:font-weight="bold" style:text-blinking="false" fo:background-color="transparent"/>
    </style:style>
    <style:style style:name="P17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73f2c" style:text-blinking="false" fo:background-color="#ffffff"/>
    </style:style>
    <style:style style:name="P18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3f2c" officeooo:paragraph-rsid="00173f2c" style:text-blinking="false" fo:background-color="#ffffff"/>
    </style:style>
    <style:style style:name="P1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099c" officeooo:paragraph-rsid="0014099c" style:text-blinking="false" fo:background-color="#ffffff"/>
    </style:style>
    <style:style style:name="P2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2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a302" officeooo:paragraph-rsid="0016a302" style:text-blinking="false" fo:background-color="#ffffff"/>
    </style:style>
    <style:style style:name="P2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3f2c" officeooo:paragraph-rsid="00173f2c" style:text-blinking="false" fo:background-color="#ffffff"/>
    </style:style>
    <style:style style:name="P2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eb1b" officeooo:paragraph-rsid="0014eb1b" style:text-blinking="false" fo:background-color="#ffffff"/>
    </style:style>
    <style:style style:name="P2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a7fe9" style:text-blinking="false" fo:background-color="transparent"/>
    </style:style>
    <style:style style:name="P2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a302" officeooo:paragraph-rsid="0016a302" style:text-blinking="false" fo:background-color="transparent"/>
    </style:style>
    <style:style style:name="P2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3f2c" officeooo:paragraph-rsid="00173f2c" style:text-blinking="false" fo:background-color="transparent"/>
    </style:style>
    <style:style style:name="P2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3f2c" officeooo:paragraph-rsid="00192465" style:text-blinking="false" fo:background-color="transparent"/>
    </style:style>
    <style:style style:name="P2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2465" officeooo:paragraph-rsid="00192465" style:text-blinking="false" fo:background-color="transparent"/>
    </style:style>
    <style:style style:name="P3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fb1f" officeooo:paragraph-rsid="0019fb1f" style:text-blinking="false" fo:background-color="transparent"/>
    </style:style>
    <style:style style:name="P3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fb1f" officeooo:paragraph-rsid="001a7fe9" style:text-blinking="false" fo:background-color="transparent"/>
    </style:style>
    <style:style style:name="P3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7fe9" officeooo:paragraph-rsid="001a7fe9" style:text-blinking="false" fo:background-color="transparent"/>
    </style:style>
    <style:style style:name="P3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b8564" officeooo:paragraph-rsid="001b8564" style:text-blinking="false" fo:background-color="transparent"/>
    </style:style>
    <style:style style:name="P3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paragraph-rsid="001e3e9b" style:text-blinking="false" fo:background-color="transparent"/>
    </style:style>
    <style:style style:name="P3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font-name="Arial" fo:font-size="11pt" fo:font-style="normal" fo:font-weight="normal" officeooo:paragraph-rsid="0016a302"/>
    </style:style>
    <style:style style:name="P36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173f2c"/>
    </style:style>
    <style:style style:name="P37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192465"/>
    </style:style>
    <style:style style:name="P38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19fb1f"/>
    </style:style>
    <style:style style:name="P39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1a7fe9"/>
    </style:style>
    <style:style style:name="P40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14099c"/>
    </style:style>
    <style:style style:name="P41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/>
    </style:style>
    <style:style style:name="P42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 officeooo:rsid="00173f2c" officeooo:paragraph-rsid="00173f2c"/>
    </style:style>
    <style:style style:name="P43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 officeooo:rsid="001a7fe9" officeooo:paragraph-rsid="001a7fe9"/>
    </style:style>
    <style:style style:name="P44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 officeooo:rsid="001b8564" officeooo:paragraph-rsid="001b8564"/>
    </style:style>
    <style:style style:name="P45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loext:contextual-spacing="false" fo:line-height="176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46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loext:contextual-spacing="false" fo:line-height="176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text-underline-style="none" officeooo:rsid="001a7fe9" officeooo:paragraph-rsid="001a7fe9" style:text-blinking="false" fo:background-color="transparent"/>
    </style:style>
    <style:style style:name="P47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48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weight="normal" officeooo:rsid="001b8564" officeooo:paragraph-rsid="001b8564"/>
    </style:style>
    <style:style style:name="T1" style:family="text">
      <style:text-properties style:font-name="Arial" fo:font-size="14pt" fo:font-style="normal" fo:font-weight="bold"/>
    </style:style>
    <style:style style:name="T2" style:family="text">
      <style:text-properties style:font-name="Arial" fo:font-size="11pt" fo:font-style="normal" fo:font-weight="normal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1b8564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#ffffff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#f8f8f8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099c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3f2c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2465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fb1f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7fe9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.5pt" fo:font-style="normal" style:text-underline-style="none" style:text-blinking="false" fo:background-color="#f8f8f8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style:text-blinking="false" fo:background-color="#fefefe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text-underline-style="none" style:text-blinking="false" fo:background-color="#f8f8f8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style:text-blinking="false" fo:background-color="#f6f6f6" loext:char-shading-value="0"/>
    </style:style>
    <style:style style:name="T17" style:family="text">
      <style:text-properties fo:font-variant="normal" fo:text-transform="none" fo:color="#202124" style:text-line-through-style="none" style:text-line-through-type="none" style:font-name="Roboto" fo:font-size="12pt" fo:letter-spacing="normal" fo:font-style="normal" style:text-underline-style="none" fo:font-weight="normal" officeooo:rsid="0014099c" style:text-blinking="false" fo:background-color="transparent" loext:char-shading-value="0"/>
    </style:style>
    <style:style style:name="T18" style:family="text">
      <style:text-properties fo:font-variant="normal" fo:text-transform="none" fo:color="#202124" fo:letter-spacing="normal"/>
    </style:style>
    <style:style style:name="T19" style:family="text">
      <style:text-properties fo:font-variant="normal" fo:text-transform="none" fo:color="#4d5156" style:text-line-through-style="none" style:text-line-through-type="none" style:font-name="Roboto" fo:font-size="10.5pt" fo:letter-spacing="normal" fo:font-style="normal" style:text-underline-style="none" fo:font-weight="normal" officeooo:rsid="0019fb1f" style:text-blinking="false" fo:background-color="transparent" loext:char-shading-value="0"/>
    </style:style>
    <style:style style:name="T20" style:family="text">
      <style:text-properties officeooo:rsid="0014099c"/>
    </style:style>
    <style:style style:name="T21" style:family="text">
      <style:text-properties officeooo:rsid="0014eb1b"/>
    </style:style>
    <style:style style:name="T22" style:family="text">
      <style:text-properties officeooo:rsid="0016a302"/>
    </style:style>
    <style:style style:name="T23" style:family="text">
      <style:text-properties style:text-line-through-style="none" style:text-line-through-type="none" style:text-underline-style="none" officeooo:rsid="0016a302" style:text-blinking="false" fo:background-color="transparent" loext:char-shading-value="0"/>
    </style:style>
    <style:style style:name="T24" style:family="text">
      <style:text-properties officeooo:rsid="00173f2c"/>
    </style:style>
    <style:style style:name="T25" style:family="text">
      <style:text-properties officeooo:rsid="0014099c" fo:background-color="#ffffff" loext:char-shading-value="0"/>
    </style:style>
    <style:style style:name="T26" style:family="text">
      <style:text-properties officeooo:rsid="0014eb1b" fo:background-color="#ffffff" loext:char-shading-value="0"/>
    </style:style>
    <style:style style:name="T27" style:family="text">
      <style:text-properties officeooo:rsid="0016a302" fo:background-color="#ffffff" loext:char-shading-value="0"/>
    </style:style>
    <style:style style:name="T28" style:family="text">
      <style:text-properties officeooo:rsid="00173f2c" fo:background-color="#ffffff" loext:char-shading-value="0"/>
    </style:style>
    <style:style style:name="T29" style:family="text">
      <style:text-properties officeooo:rsid="001a7fe9"/>
    </style:style>
    <style:style style:name="T30" style:family="text">
      <style:text-properties officeooo:rsid="001b8564"/>
    </style:style>
    <style:style style:name="T31" style:family="text">
      <style:text-properties officeooo:rsid="001c2c4a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d59a9440-7fff-45e3-e2a0-4520456a952c"/> <text:span text:style-name="T1">Questions</text:span></text:p>
      <text:p text:style-name="Text_20_body"/>
      <text:list xml:id="list1764685411" text:style-name="L1">
        <text:list-item>
          <text:p text:style-name="P12">Hex-clan</text:p>
        </text:list-item>
      </text:list>
      <text:p text:style-name="Text_20_body"/>
      <text:p text:style-name="P3">1.1 What is a dynamically typed Language?</text:p>
      <text:p text:style-name="P8"><text:span text:style-name="T7">Ans- <text:s/>Python is a dynamically language this means that the python interpreter does tpyes checking only as code runs </text:span><text:span text:style-name="T17">.</text:span></text:p>
      <text:p text:style-name="P8"><text:span text:style-name="T17"/></text:p>
      <text:p text:style-name="P7"><text:span text:style-name="T3">1.2 </text:span><text:span text:style-name="T5">Can tuple be used as a dictionary key in python? (True or False)</text:span></text:p>
      <text:p text:style-name="P5">Ans -doesn’t used That is False</text:p>
      <text:p text:style-name="P5"/>
      <text:p text:style-name="P4">1.3 Difference b/w list and tuple?</text:p>
      <text:p text:style-name="P5">Ans – list is a collection of <text:s/>varable <text:s/>changeable and allows duplicate varables . And its represention is Squear breket <text:span text:style-name="T21">[]</text:span>. but tuple is <text:s/><text:span text:style-name="T21">unchangeable and represention is round breket().</text:span></text:p>
      <text:p text:style-name="P5"/>
      <text:p text:style-name="P4">1.4 What is type casting in Python??</text:p>
      <text:p text:style-name="P6">Ans – Type casting <text:s/>is <text:s/>which data types value <text:s/>assign than <text:s/>ex- a= “devops” .</text:p>
      <text:p text:style-name="P6"/>
      <text:p text:style-name="P4">1.5 What is the difference between list and tuples in Python?</text:p>
      <text:p text:style-name="P6">Ans.<text:span text:style-name="T20"> list is a collection of <text:s/>varable <text:s/>changeable and allows duplicate varables . And its represention is Squear breket </text:span>[]<text:span text:style-name="T20">. but tuple is <text:s/></text:span>unchangeable and represention is round breket().</text:p>
      <text:p text:style-name="P6"/>
      <text:p text:style-name="P4">1.6 How to comment multiple lines in python?</text:p>
      <text:p text:style-name="P6">Ans – that is used <text:s/>f key (f{}“statment”) </text:p>
      <text:p text:style-name="P6"/>
      <text:p text:style-name="P4">1.7 What does len() do?</text:p>
      <text:p text:style-name="P6">Ans -return the number in <text:s/>object.</text:p>
      <text:p text:style-name="P6"/>
      <text:p text:style-name="P4">1.8 What are the built-in types of python?</text:p>
      <text:p text:style-name="P6">Ans – that are numeric , bool<text:span text:style-name="T22">ean, list dictonary</text:span></text:p>
      <text:p text:style-name="P6"/>
      <text:p text:style-name="P4">1.9 The condition x &lt;= y &lt;= z is allowed in Python?(True or False)</text:p>
      <text:p text:style-name="P21">Ans – false</text:p>
      <text:p text:style-name="P21"/>
      <text:p text:style-name="P4">1.10 What Control statement does in Python Program?</text:p>
      <text:p text:style-name="P21">Ans – Loop</text:p>
      <text:p text:style-name="P21"/>
      <text:p text:style-name="P4">1.11 What signifies the end of a statement block or suite in Python?</text:p>
      <text:p text:style-name="P21">Ans – <text:span text:style-name="T31">A suite</text:span></text:p>
      <text:p text:style-name="P21"/>
      <text:p text:style-name="P4"><text:soft-page-break/>1.12 Which data type is not a core data type in python?</text:p>
      <text:p text:style-name="P21">Ans – class</text:p>
      <text:p text:style-name="P21"/>
      <text:p text:style-name="P4">1.13 Which function converts a string to a float in python?</text:p>
      <text:p text:style-name="P21">Ans – float(x)</text:p>
      <text:p text:style-name="P21"/>
      <text:p text:style-name="P4">1.14 What data type is this? A = [1, 23, ‘hello’, 1]</text:p>
      <text:p text:style-name="P21">Ans – list</text:p>
      <text:p text:style-name="P21"/>
      <text:p text:style-name="P4">1.15 What is the output of the following code? 5 // 2</text:p>
      <text:p text:style-name="P21">ans – 2.0</text:p>
      <text:p text:style-name="P1"><text:line-break/><text:line-break/><text:line-break/><text:line-break/><text:line-break/><text:line-break/><text:line-break/><text:line-break/></text:p>
      <text:list xml:id="list642693309" text:style-name="L2">
        <text:list-item>
          <text:p text:style-name="P13">Crazy-devops</text:p>
        </text:list-item>
      </text:list>
      <text:p text:style-name="P3">2.1  What is  used  python language?</text:p>
      <text:p text:style-name="P35"><text:span text:style-name="T23">Ans - <text:s/>python is <text:s/>interprited general purpose languages high level languages and easy to read and coded.</text:span></text:p>
      <text:p text:style-name="P35"><text:span text:style-name="T23"/></text:p>
      <text:p text:style-name="P3">2.2  What are the key features of python language ?</text:p>
      <text:p text:style-name="P26">Ans – that are esay to code , Interprited language, free and open source , high level language.</text:p>
      <text:p text:style-name="P26"/>
      <text:p text:style-name="P3">2.3  which of these not a core data type</text:p>
      <text:p text:style-name="P26">Ans -class</text:p>
      <text:p text:style-name="P34">       <text:span text:style-name="T2">A.lists b.dictionary c.tuples d.clas</text:span></text:p>
      <text:p text:style-name="P34"><text:span text:style-name="T2"/></text:p>
      <text:p text:style-name="P3">2.4  What function python has for taking user input</text:p>
      <text:p text:style-name="P26">Ans - <text:s/>that is syntax <text:s/>a = datatype(input(“statment”))</text:p>
      <text:p text:style-name="P26"/>
      <text:p text:style-name="P3">2.5 what are the four main data types?</text:p>
      <text:p text:style-name="P26">Ans – Numeric, boolean , <text:span text:style-name="T24">Dictonary , list</text:span></text:p>
      <text:p text:style-name="P26"/>
      <text:p text:style-name="P3">2.6 what is type() in python?</text:p>
      <text:p text:style-name="P36"><text:span text:style-name="T8">Ans – Type () is used for debugging purposes</text:span></text:p>
      <text:p text:style-name="P36"><text:span text:style-name="T8"/></text:p>
      <text:p text:style-name="P3">2.7 what are local variables and global variables in python?</text:p>
      <text:p text:style-name="P27"><text:soft-page-break/>Ans- local <text:s/>variables is acces values is limited <text:s/>but global variables is acces any where.</text:p>
      <text:p text:style-name="P7"><text:span text:style-name="T3">2.8 </text:span><text:span text:style-name="T5">What do we use to define a block of code in Python language?Which </text:span></text:p>
      <text:p text:style-name="P7"><text:span text:style-name="T5"/></text:p>
      <text:p text:style-name="P42"><text:span text:style-name="T5">Ans - <text:s/>given on exmple <text:s text:c="4"/>if ......cond.....:</text:span></text:p>
      <text:p text:style-name="P42"><text:span text:style-name="T5"><text:s text:c="47"/>statement ...</text:span></text:p>
      <text:p text:style-name="P42"><text:span text:style-name="T5"><text:s text:c="42"/>else <text:s/>: <text:s text:c="21"/># that is else used same block</text:span></text:p>
      <text:p text:style-name="P42"><text:span text:style-name="T5"><text:s text:c="50"/>statement...</text:span></text:p>
      <text:p text:style-name="P42"><text:span text:style-name="T5"/></text:p>
      <text:p text:style-name="P42"><text:span text:style-name="T5"><text:s text:c="42"/></text:span></text:p>
      <text:p text:style-name="P4">2.9 What is the sequence of a string  ?</text:p>
      <text:p text:style-name="P22">Ans – without changing oder</text:p>
      <text:p text:style-name="P22"/>
      <text:p text:style-name="P3">2.10 what are the applications of python?</text:p>
      <text:p text:style-name="P27">Ans – Web devopment , s/w devlopment, game devlopment , and etc</text:p>
      <text:p text:style-name="P27"/>
      <text:p text:style-name="P3">2.11what are the advantages of python?</text:p>
      <text:p text:style-name="P27">Ans – that is interpriter language</text:p>
      <text:p text:style-name="P27"/>
      <text:p text:style-name="P7"><text:span text:style-name="T3">2.12 </text:span><text:span text:style-name="T5">Which character is used in Python to make a single line comment?</text:span></text:p>
      <text:p text:style-name="P42"><text:span text:style-name="T5">Ans - <text:s/>f character</text:span></text:p>
      <text:p text:style-name="P42"><text:span text:style-name="T5"/></text:p>
      <text:p text:style-name="P4">2.13 what is tuple in python?</text:p>
      <text:p text:style-name="P22">Ans -T<text:span text:style-name="T20">uple is <text:s/></text:span><text:span text:style-name="T21">unchangeable <text:s/></text:span>varaible <text:span text:style-name="T21">and represention is round breket()</text:span></text:p>
      <text:p text:style-name="P22"/>
      <text:p text:style-name="P22"/>
      <text:p text:style-name="P4">2.14 select all the valid string creation in python</text:p>
      <text:list xml:id="list466836956" text:style-name="L3">
        <text:list-item>
          <text:p text:style-name="P17">Str1 = “str1” b.str1 = ‘str1’ c.str1 = “‘str1”’ d.str1 = str(“str1”)</text:p>
          <text:p text:style-name="P18">Ans -1</text:p>
          <text:p text:style-name="P18"/>
        </text:list-item>
      </text:list>
      <text:p text:style-name="P4">2.15 What is short hand if in python? Give example. </text:p>
      <text:p text:style-name="P22">Ans <text:s/>- Short hand if is a one line conditional opration .</text:p>
      <text:p text:style-name="P22"/>
      <text:p text:style-name="P22">Ex – a = 10</text:p>
      <text:p text:style-name="P22"><text:s text:c="8"/>b= 20</text:p>
      <text:p text:style-name="P22"><text:s text:c="3"/>if a&gt;b : print(“statement”)</text:p>
      <text:p text:style-name="P4"/>
      <text:p text:style-name="P1"/>
      <text:list xml:id="list2910014403" text:style-name="L4">
        <text:list-item>
          <text:p text:style-name="P14">Cloud-amigos</text:p>
        </text:list-item>
      </text:list>
      <text:p text:style-name="Text_20_body"/>
      <text:p text:style-name="P3">3.1   What is the difference between list and tuples in Python?</text:p>
      <text:p text:style-name="P28"><text:soft-page-break/>Ans - <text:span text:style-name="T25">list is a collection of <text:s/>varable <text:s/>changeable and allows duplicate varables . And its represention is Squear breket </text:span><text:span text:style-name="T26">[]</text:span><text:span text:style-name="T25">. but tuple is <text:s/></text:span><text:span text:style-name="T26">unchangeable and represention is round breket().</text:span></text:p>
      <text:p text:style-name="P28"><text:span text:style-name="T26"/></text:p>
      <text:p text:style-name="P3">3.2   How python  is differ from other language?</text:p>
      <text:p text:style-name="P29">Ans – python is interprited language </text:p>
      <text:p text:style-name="P29"/>
      <text:p text:style-name="P3">3.3   Give types of if else  statement and explain it ?</text:p>
      <text:p text:style-name="P29">Ans - <text:s/>fist any value assign than if than condition <text:s/>than statement than condition true than go else part .</text:p>
      <text:p text:style-name="P29">A = 10 </text:p>
      <text:p text:style-name="P29">B = 20</text:p>
      <text:p text:style-name="P29">if A&gt;B :</text:p>
      <text:p text:style-name="P29"><text:s text:c="4"/>statement....</text:p>
      <text:p text:style-name="P29">else :</text:p>
      <text:p text:style-name="P29"><text:s text:c="3"/>statement ...</text:p>
      <text:p text:style-name="P29"/>
      <text:p text:style-name="P3">3.4.   what is a set?</text:p>
      <text:p text:style-name="P29">Ans <text:s/>- set is <text:s/>a collection which is unordered and unindexed .no <text:s/>dublicat members {}.</text:p>
      <text:p text:style-name="P29"/>
      <text:p text:style-name="P3">3.5    What are the key features of Python?  </text:p>
      <text:p text:style-name="P29">Ans - <text:span text:style-name="T22"><text:s/>that are esay to code , Interprited language, free and open source , high level language.</text:span></text:p>
      <text:p text:style-name="P29"/>
      <text:p text:style-name="P3">3.6   What is type conversion in Python? </text:p>
      <text:p text:style-name="P37"><text:span text:style-name="T9">Ans -the value of one data type(int ,float , str) to another data types is called conversion.</text:span></text:p>
      <text:p text:style-name="P37"><text:span text:style-name="T9"/></text:p>
      <text:p text:style-name="P3">3.7    Is indentation required in python? </text:p>
      <text:p text:style-name="P29">Ans – yes </text:p>
      <text:p text:style-name="P29"/>
      <text:p text:style-name="P3">3.8   What are the built-in type does python provides?</text:p>
      <text:p text:style-name="P29">Ans - <text:span text:style-name="T26">that are numeric , bool</text:span><text:span text:style-name="T27">ean, list dictonary</text:span></text:p>
      <text:p text:style-name="P29"><text:span text:style-name="T27"/></text:p>
      <text:p text:style-name="P3">3.9   what is diff between if and shorthand if ?</text:p>
      <text:p text:style-name="P29">Ans – if is multiple line statement and shorthand if is one line statement.</text:p>
      <text:p text:style-name="P29"/>
      <text:p text:style-name="P3">3.10  How to iterate list?</text:p>
      <text:p text:style-name="P38"><text:span text:style-name="T10">Ans - <text:s/>all the different ways to iterate over a list in python and <text:s/>performance comparison between them</text:span><text:span text:style-name="T19">.</text:span></text:p>
      <text:p text:style-name="P38"><text:span text:style-name="T19"/></text:p>
      <text:p text:style-name="P3">3.11  How to access list, tuple, dictionary, set?</text:p>
      <text:p text:style-name="P30">Ans – List <text:s/>[ ]</text:p>
      <text:p text:style-name="P30"><text:s text:c="5"/>tuple ()</text:p>
      <text:p text:style-name="P30"><text:soft-page-break/>dictionary {:}</text:p>
      <text:p text:style-name="P30">set { }</text:p>
      <text:p text:style-name="P30"/>
      <text:p text:style-name="P3">3.12  Explain Datatypes of python?</text:p>
      <text:p text:style-name="P30">Ans -<text:span text:style-name="T22">Numeric, boolean , </text:span><text:span text:style-name="T24">Dictonary , list ,</text:span>set </text:p>
      <text:p text:style-name="P30"/>
      <text:p text:style-name="P3">3.13  how identify datatypes is string or integer in python?</text:p>
      <text:p text:style-name="P30">Ans – string – str </text:p>
      <text:p text:style-name="P30"><text:s text:c="5"/>integer – int</text:p>
      <text:p text:style-name="P30"/>
      <text:p text:style-name="P3">3.14  Explain in detail tuple ?with example?</text:p>
      <text:p text:style-name="P31">Ans - <text:span text:style-name="T28">T</text:span><text:span text:style-name="T25">uple is <text:s/></text:span><text:span text:style-name="T26">unchangeable <text:s/></text:span><text:span text:style-name="T28">varaible </text:span><text:span text:style-name="T26">and represention is round breket()</text:span></text:p>
      <text:p text:style-name="P31"><text:span text:style-name="T26"/></text:p>
      <text:p text:style-name="P7"><text:span text:style-name="T12">3.15   what are types of variable in python?</text:span><text:span text:style-name="T14"> </text:span><text:span text:style-name="T6">Explain it.</text:span></text:p>
      <text:p text:style-name="P45"> <text:span text:style-name="T29">Ans - </text:span></text:p>
      <text:p text:style-name="P46">creating varable</text:p>
      <text:p text:style-name="P46">casting , multiple value assign</text:p>
      <text:p text:style-name="P1"><text:line-break/><text:line-break/><text:line-break/><text:line-break/><text:line-break/></text:p>
      <text:list xml:id="list545171083" text:style-name="L5">
        <text:list-item>
          <text:p text:style-name="P15">Xanthrons</text:p>
        </text:list-item>
      </text:list>
      <text:p text:style-name="Text_20_body"/>
      <text:p text:style-name="P3">4.1 What is indentation in python?</text:p>
      <text:p text:style-name="P32">Ans – python relies on indentation <text:s/>to define scope in the code.</text:p>
      <text:p text:style-name="P32"/>
      <text:p text:style-name="P3">4.2 What are diff datatypes in python?</text:p>
      <text:p text:style-name="P32">Ans – numeric <text:s/>,boolean , list set ,dictionary</text:p>
      <text:p text:style-name="P32"/>
      <text:p text:style-name="P3">4.3 What is meant by interpreted language?</text:p>
      <text:p text:style-name="P25">4.4 What is diff between Compiled and interpreted language?</text:p>
      <text:p text:style-name="P39"><text:span text:style-name="T11">Ans -compiled is drectly translate the program but interpriter is not drectly. </text:span><text:span text:style-name="T18"> </text:span></text:p>
      <text:p text:style-name="P39"><text:span text:style-name="T18"/></text:p>
      <text:p text:style-name="P3">4.5 Which datatype is a mutable datatype?</text:p>
      <text:p text:style-name="P32">Ans – object can be modified</text:p>
      <text:p text:style-name="P32"/>
      <text:p text:style-name="P3">4.6 Which operator used achieve square root?</text:p>
      <text:p text:style-name="P7"><text:span text:style-name="T3">A. ++</text:span><text:span text:style-name="T15"> </text:span><text:span text:style-name="T3">B. -- C. **</text:span><text:span text:style-name="T15"> </text:span><text:span text:style-name="T3">D. *</text:span></text:p>
      <text:p text:style-name="P43"><text:soft-page-break/><text:span text:style-name="T3">ans - c</text:span></text:p>
      <text:p text:style-name="P3">4.7 Which of the following is not a boolean expression?</text:p>
      <text:p text:style-name="P3">A. True B. 3 == 4 C. 3 + 4 D. 3 + 4 == 7</text:p>
      <text:p text:style-name="P32">Ans -<text:span text:style-name="T30">C</text:span></text:p>
      <text:p text:style-name="P3">4.8 What is syntax of Shorthand if else?</text:p>
      <text:p text:style-name="P3">A. True_statement if condition: else: False_condition</text:p>
      <text:p text:style-name="P3">B. Flase_statement if condition: else False_condition</text:p>
      <text:p text:style-name="P3">C. True_statement if condition else: False_condition</text:p>
      <text:p text:style-name="P3">D. True_statement if condition: else False_condition</text:p>
      <text:p text:style-name="P33">Ans -A</text:p>
      <text:p text:style-name="P3">4.9 True is what type of variable?</text:p>
      <text:p text:style-name="P7"><text:span text:style-name="T3">A. float</text:span><text:span text:style-name="T15">             </text:span><text:span text:style-name="T3">B. string</text:span></text:p>
      <text:p text:style-name="P7"><text:span text:style-name="T3">C. boolean</text:span><text:span text:style-name="T15"> </text:span><text:span text:style-name="T3">D. Integer</text:span></text:p>
      <text:p text:style-name="P44"><text:span text:style-name="T3">Ans -C</text:span></text:p>
      <text:p text:style-name="P3">4.10.Given two variables, num1 and num2, which of the following would mean that both num1 and num2 are positive integers?</text:p>
      <text:p text:style-name="P3">A. (num1 = num2)                            B. (num1 = num2) OR (num1 ≠ num2)</text:p>
      <text:p text:style-name="P3">C. (num1 = num2) AND (num1&lt;0)   D. (num1 = num2) AND (num2&gt;0)</text:p>
      <text:p text:style-name="P33">Ans -D</text:p>
      <text:p text:style-name="Text_20_body"/>
      <text:p text:style-name="P3">4.11 What type of data is : arr=[(1,1),(2,2),(3,3)]?</text:p>
      <text:p text:style-name="P7"><text:span text:style-name="T3">A.Array of tuples</text:span><text:span text:style-name="T15"> </text:span><text:span text:style-name="T3">B. Tuples of Lists</text:span></text:p>
      <text:p text:style-name="P7"><text:span text:style-name="T3">C.List of Tuples</text:span><text:span text:style-name="T15"> </text:span><text:span text:style-name="T3">D. Invalid Type</text:span></text:p>
      <text:p text:style-name="P11">Ans - C</text:p>
      <text:p text:style-name="P3">4.12 What is the output of the program : print ((1,2) + (3,4))?</text:p>
      <text:p text:style-name="P9"><text:span text:style-name="T3">A.(1,2),(3,4)</text:span><text:span text:style-name="T15"> </text:span><text:span text:style-name="T3">B. (4,6)</text:span></text:p>
      <text:p text:style-name="P9"><text:span text:style-name="T3">C.(1,2,3,4)</text:span><text:span text:style-name="T15"> </text:span><text:span text:style-name="T3">D. Invalid Syntax</text:span></text:p>
      <text:p text:style-name="P9"><text:span text:style-name="T4"/></text:p>
      <text:p text:style-name="P48"><text:span text:style-name="T3">Ans - D</text:span></text:p>
      <text:p text:style-name="Text_20_body"/>
      <text:p text:style-name="P3">4.13 Which of the following is used to create an empty set?</text:p>
      <text:p text:style-name="P7"><text:span text:style-name="T3">A.[]</text:span><text:span text:style-name="T15"> </text:span><text:span text:style-name="T3">B. {}</text:span></text:p>
      <text:p text:style-name="P7"><text:span text:style-name="T3">C.()</text:span><text:span text:style-name="T15"> </text:span><text:span text:style-name="T3">D. set()</text:span></text:p>
      <text:p text:style-name="P11">Ans - D</text:p>
      <text:p text:style-name="P3">4.14  Which of the following is used to know the datatype of variable?</text:p>
      <text:p text:style-name="P7"><text:span text:style-name="T3">A.datatype()</text:span><text:span text:style-name="T15"> </text:span><text:span text:style-name="T3">B.typeof()</text:span></text:p>
      <text:p text:style-name="P7"><text:span text:style-name="T3">C.type()</text:span><text:span text:style-name="T15"> </text:span><text:span text:style-name="T3">D.vartype()</text:span></text:p>
      <text:p text:style-name="P44"><text:span text:style-name="T3">Ans - C</text:span></text:p>
      <text:p text:style-name="P7"><text:span text:style-name="T3">4.15 </text:span><text:span text:style-name="T13">What is the data type of : </text:span><text:span text:style-name="T16">print(type(10))?</text:span></text:p>
      <text:p text:style-name="P44"><text:soft-page-break/><text:span text:style-name="T16">Ans - type</text:span></text:p>
      <text:p text:style-name="P1"><text:line-break/></text:p>
      <text:list xml:id="list2351530126" text:style-name="L6">
        <text:list-item>
          <text:p text:style-name="P16">Tech-army</text:p>
        </text:list-item>
      </text:list>
      <text:p text:style-name="P3">5.1</text:p>
      <text:p text:style-name="P1"><text:line-break/><text:line-break/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ourier New" svg:font-family="'Courier New'"/>
    <style:font-face style:name="Lohit Devanagari1" svg:font-family="'Lohit Devanagari'"/>
    <style:font-face style:name="Roboto" svg:font-family="Roboto, HelveticaNeue, Arial, sans-serif"/>
    <style:font-face style:name="Verdana" svg:font-family="Verdana, sans-serif"/>
    <style:font-face style:name="urw-din" svg:font-family="urw-din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2T14:56:17.391907380</meta:creation-date>
    <dc:date>2021-02-22T17:37:14.598919518</dc:date>
    <meta:editing-duration>PT55M44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7" meta:paragraph-count="169" meta:word-count="1233" meta:character-count="7113" meta:non-whitespace-character-count="5627"/>
  </office:meta>
</office:document-meta>
</file>